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2988in" svg:height="3.5429in" svg:x="8.2819in" svg:y="7.9138in">
            <draw:object draw:notify-on-update-of-ranges="Sheet1.B27:Sheet1.B32 Sheet1.C27:Sheet1.C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1.028in" svg:y="7.9055in">
            <draw:object draw:notify-on-update-of-ranges="Sheet1.B35:Sheet1.B35 Sheet1.B36:Sheet1.B42 Sheet1.C35:Sheet1.C35 Sheet1.C36:Sheet1.C42 Sheet1.D35:Sheet1.D35 Sheet1.D36:Sheet1.D42 Sheet1.E35:Sheet1.E35 Sheet1.E36:Sheet1.E42 Sheet1.F35:Sheet1.F35 Sheet1.F36:Sheet1.F42 Sheet1.G35:Sheet1.G35 Sheet1.G36:Sheet1.G42 Sheet1.H35:Sheet1.H35 Sheet1.H36:Sheet1.H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>
            <text:p>Produzione</text:p>
          </table:table-cell>
          <table:table-cell table:style-name="ce5" table:formula="of:=SUM([.E3];[.E6];[.E9];[.E12];[.E13];[.E16];[.E17];[.E18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Verifica</text:p>
          </table:table-cell>
          <table:table-cell table:style-name="ce5" table:formula="of:=SUM([.E4];[.E7];[.E10];[.E14];[.E19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Totale</text:p>
          </table:table-cell>
          <table:table-cell table:style-name="ce5" table:formula="of:=SUM([.E21:.E22])" office:value-type="float" office:value="140" calcext:value-type="float">
            <text:p>14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ject Manager</text:p>
          </table:table-cell>
          <table:table-cell table:formula="of:=SUM([.E16];[.E12]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27]*[.D2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28]*[.D28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[.C29]*[.D29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0]*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1]*[.D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[.E22]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C32]*[.D32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7:.C32])" office:value-type="float" office:value="140" calcext:value-type="float">
            <text:p>140</text:p>
          </table:table-cell>
          <table:table-cell table:style-name="ce3"/>
          <table:table-cell table:style-name="ce3" table:formula="of:=SUM([.E27:.E32])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PM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6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formula="of:=SUM([.C36:.H36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formula="of:=SUM([.C37:.H37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SUM([.C38:.H3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39:.H39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0:.H40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1:.H41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2:.H42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3" table:formula="of:=SUM([.C36:.C42])" office:value-type="float" office:value="10" calcext:value-type="float">
            <text:p>10</text:p>
          </table:table-cell>
          <table:table-cell table:style-name="ce3" table:formula="of:=SUM([.D36:.D42])" office:value-type="float" office:value="38" calcext:value-type="float">
            <text:p>38</text:p>
          </table:table-cell>
          <table:table-cell table:style-name="ce3" table:formula="of:=SUM([.E36:.E42])" office:value-type="float" office:value="56" calcext:value-type="float">
            <text:p>56</text:p>
          </table:table-cell>
          <table:table-cell table:style-name="ce3" table:formula="of:=SUM([.F36:.F42])" office:value-type="float" office:value="0" calcext:value-type="float">
            <text:p>0</text:p>
          </table:table-cell>
          <table:table-cell table:style-name="ce3" table:formula="of:=SUM([.G36:.G42])" office:value-type="float" office:value="0" calcext:value-type="float">
            <text:p>0</text:p>
          </table:table-cell>
          <table:table-cell table:style-name="ce3" table:formula="of:=SUM([.H36:.H42])" office:value-type="float" office:value="36" calcext:value-type="float">
            <text:p>3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20:28:10.41394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9S</meta:editing-duration>
    <meta:editing-cycles>12</meta:editing-cycles>
    <meta:generator>LibreOffice/4.2.8.2$Linux_X86_64 LibreOffice_project/420m0$Build-2</meta:generator>
    <dc:date>2015-12-27T22:06:05.706951103</dc:date>
    <meta:document-statistic meta:table-count="3" meta:cell-count="1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Sheet1.B35:Sheet1.H42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Sheet1.B36:Sheet1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6:Sheet1.C42" chart:label-cell-address="Sheet1.C35:Sheet1.C35" chart:class="chart:bar">
            <chart:data-point chart:repeated="7"/>
          </chart:series>
          <chart:series chart:style-name="ch8" chart:values-cell-range-address="Sheet1.D36:Sheet1.D42" chart:label-cell-address="Sheet1.D35:Sheet1.D35" chart:class="chart:bar">
            <chart:data-point chart:repeated="7"/>
          </chart:series>
          <chart:series chart:style-name="ch9" chart:values-cell-range-address="Sheet1.E36:Sheet1.E42" chart:label-cell-address="Sheet1.E35:Sheet1.E35" chart:class="chart:bar">
            <chart:data-point chart:repeated="7"/>
          </chart:series>
          <chart:series chart:style-name="ch10" chart:values-cell-range-address="Sheet1.F36:Sheet1.F42" chart:label-cell-address="Sheet1.F35:Sheet1.F35" chart:class="chart:bar">
            <chart:data-point chart:repeated="7"/>
          </chart:series>
          <chart:series chart:style-name="ch11" chart:values-cell-range-address="Sheet1.G36:Sheet1.G42" chart:label-cell-address="Sheet1.G35:Sheet1.G35" chart:class="chart:bar">
            <chart:data-point chart:repeated="7"/>
          </chart:series>
          <chart:series chart:style-name="ch12" chart:values-cell-range-address="Sheet1.H36:Sheet1.H42" chart:label-cell-address="Sheet1.H35:Sheet1.H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Sheet1.C35:Sheet1.C35</svg:desc>
                </draw:g>
              </table:table-cell>
              <table:table-cell office:value-type="string">
                <text:p>Am</text:p>
                <draw:g>
                  <svg:desc>Sheet1.D35:Sheet1.D35</svg:desc>
                </draw:g>
              </table:table-cell>
              <table:table-cell office:value-type="string">
                <text:p>An</text:p>
                <draw:g>
                  <svg:desc>Sheet1.E35:Sheet1.E35</svg:desc>
                </draw:g>
              </table:table-cell>
              <table:table-cell office:value-type="string">
                <text:p>Pg</text:p>
                <draw:g>
                  <svg:desc>Sheet1.F35:Sheet1.F35</svg:desc>
                </draw:g>
              </table:table-cell>
              <table:table-cell office:value-type="string">
                <text:p>Pr</text:p>
                <draw:g>
                  <svg:desc>Sheet1.G35:Sheet1.G35</svg:desc>
                </draw:g>
              </table:table-cell>
              <table:table-cell office:value-type="string">
                <text:p>Ve</text:p>
                <draw:g>
                  <svg:desc>Sheet1.H35:Sheet1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Sheet1.B36:Sheet1.B42</svg:desc>
                </draw:g>
              </table:table-cell>
              <table:table-cell office:value-type="float" office:value="4">
                <text:p>4</text:p>
                <draw:g>
                  <svg:desc>Sheet1.C36:Sheet1.C42</svg:desc>
                </draw:g>
              </table:table-cell>
              <table:table-cell office:value-type="float" office:value="2">
                <text:p>2</text:p>
                <draw:g>
                  <svg:desc>Sheet1.D36:Sheet1.D42</svg:desc>
                </draw:g>
              </table:table-cell>
              <table:table-cell office:value-type="float" office:value="8">
                <text:p>8</text:p>
                <draw:g>
                  <svg:desc>Sheet1.E36:Sheet1.E42</svg:desc>
                </draw:g>
              </table:table-cell>
              <table:table-cell office:value-type="float" office:value="NaN">
                <text:p>NaN</text:p>
                <draw:g>
                  <svg:desc>Sheet1.F36:Sheet1.F42</svg:desc>
                </draw:g>
              </table:table-cell>
              <table:table-cell office:value-type="float" office:value="NaN">
                <text:p>NaN</text:p>
                <draw:g>
                  <svg:desc>Sheet1.G36:Sheet1.G42</svg:desc>
                </draw:g>
              </table:table-cell>
              <table:table-cell office:value-type="float" office:value="6">
                <text:p>6</text:p>
                <draw:g>
                  <svg:desc>Sheet1.H36:Sheet1.H4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31cm" svg:y="2.956cm" style:legend-expansion="high" chart:style-name="ch2"/>
        <chart:plot-area chart:style-name="ch3" table:cell-range-address="Sheet1.B27:Sheet1.C32" chart:data-source-has-labels="column" svg:x="0.32cm" svg:y="0.18cm" svg:width="12.091cm" svg:height="8.64cm">
          <chartooo:coordinate-region svg:x="2.046cm" svg:y="0.181cm" svg:width="8.639cm" svg:height="8.639cm"/>
          <chart:axis chart:dimension="x" chart:name="primary-x" chart:style-name="ch4" chartooo:axis-type="auto">
            <chartooo:date-scale/>
            <chart:categories table:cell-range-address="Sheet1.B27:Sheet1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7:Sheet1.C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Sheet1.B27:Sheet1.B32</svg:desc>
                </draw:g>
              </table:table-cell>
              <table:table-cell office:value-type="float" office:value="10">
                <text:p>10</text:p>
                <draw:g>
                  <svg:desc>Sheet1.C27:Sheet1.C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